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Wingdings" svg:font-family="Wing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paragraph-rsid="00099447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paragraph-rsid="0008a2d1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paragraph-rsid="000c1db7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7a4a4" officeooo:paragraph-rsid="0007a4a4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07a4a4" officeooo:paragraph-rsid="0007a4a4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08a2d1" officeooo:paragraph-rsid="0008a2d1"/>
    </style:style>
    <style:style style:name="P9" style:family="paragraph" style:parent-style-name="Standard">
      <style:paragraph-properties fo:text-align="center" style:justify-single-word="false" fo:padding="0.049cm" fo:border="0.99pt solid #000000" style:shadow="none"/>
      <style:text-properties style:font-name="Times New Roman" fo:font-weight="bold" officeooo:rsid="0007a4a4" officeooo:paragraph-rsid="0007a4a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07a4a4" officeooo:paragraph-rsid="000dff33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paragraph-rsid="000dff33"/>
    </style:style>
    <style:style style:name="T1" style:family="text">
      <style:text-properties officeooo:rsid="0007a4a4"/>
    </style:style>
    <style:style style:name="T2" style:family="text">
      <style:text-properties officeooo:rsid="0008a2d1"/>
    </style:style>
    <style:style style:name="T3" style:family="text">
      <style:text-properties fo:font-weight="bold" officeooo:rsid="0007a4a4" style:font-weight-asian="bold" style:font-weight-complex="bold"/>
    </style:style>
    <style:style style:name="T4" style:family="text">
      <style:text-properties fo:font-weight="bold" officeooo:rsid="0008a2d1" style:font-weight-asian="bold" style:font-weight-complex="bold"/>
    </style:style>
    <style:style style:name="T5" style:family="text">
      <style:text-properties fo:font-weight="bold" officeooo:rsid="000aca24" style:font-weight-asian="bold" style:font-weight-complex="bold"/>
    </style:style>
    <style:style style:name="T6" style:family="text">
      <style:text-properties fo:font-weight="bold" officeooo:rsid="000c1db7" style:font-name-asian="DejaVu Sans" style:font-weight-asian="bold" style:font-name-complex="Lohit Hindi" style:font-weight-complex="bold"/>
    </style:style>
    <style:style style:name="T7" style:family="text">
      <style:text-properties style:font-name="Wingdings" fo:font-weight="bold" officeooo:rsid="000c1db7" style:font-name-asian="Wingdings" style:font-weight-asian="bold" style:font-name-complex="Wingdings" style:font-weight-complex="bold"/>
    </style:style>
    <style:style style:name="T8" style:family="text">
      <style:text-properties officeooo:rsid="000df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URS et SEMINAIRES de QI GONG</text:p>
      <text:p text:style-name="P9"><text:s/>Dispensés par Annie et Lionel CATANZARITI</text:p>
      <text:p text:style-name="P9">13, PLACE PHILIPPE LEBON – 59000 – LILLE</text:p>
      <text:p text:style-name="P9">Tél. : 06 07 19 31 75 ou 06 73 36 83 73</text:p>
      <text:p text:style-name="P4"/>
      <text:p text:style-name="P9">BULLETIN D'INSCRIPTION</text:p>
      <text:p text:style-name="P6"/>
      <text:p text:style-name="P7">Nom et Prénom :</text:p>
      <text:p text:style-name="P7"/>
      <text:p text:style-name="P7">Date de naissance :</text:p>
      <text:p text:style-name="P7"/>
      <text:p text:style-name="P7">Profession :</text:p>
      <text:p text:style-name="P7"/>
      <text:p text:style-name="P7">Adresse :</text:p>
      <text:p text:style-name="P7"/>
      <text:p text:style-name="P7">Numéro de téléphone :</text:p>
      <text:p text:style-name="P5"/>
      <text:p text:style-name="P5"/>
      <text:p text:style-name="P5"/>
      <text:p text:style-name="P1"><text:span text:style-name="T7"></text:span><text:span text:style-name="T6"> </text:span><text:span text:style-name="T1">S’inscrit à l’Enseignement hebdomadaire de Qi Gong dispensé à LILLE, 13 Place Philippe LEBON, durant l’année universitaire 2016-2017 : </text:span><text:span text:style-name="T3">300</text:span><text:span text:style-name="T1"> </text:span><text:span text:style-name="T4">euros</text:span></text:p>
      <text:p text:style-name="P5"/>
      <text:p text:style-name="P10">S’inscrit à l’Enseignement de Qi Gong par séminaires, durant l’année universitaire 201<text:span text:style-name="T8">6</text:span>-201<text:span text:style-name="T8">7</text:span> :</text:p>
      <text:p text:style-name="P3"><text:span text:style-name="T7"></text:span><text:span text:style-name="T6"> </text:span><text:span text:style-name="T1">Un seul séminaire : </text:span><text:span text:style-name="T3">120 euros</text:span></text:p>
      <text:p text:style-name="P3"><text:span text:style-name="T7"></text:span><text:span text:style-name="T6"> </text:span><text:span text:style-name="T1">Deux séminaires : </text:span><text:span text:style-name="T3">2</text:span><text:span text:style-name="T4">2</text:span><text:span text:style-name="T3">0 euros</text:span></text:p>
      <text:p text:style-name="P3"><text:span text:style-name="T7"></text:span><text:span text:style-name="T6"> </text:span><text:span text:style-name="T1">Trois séminaires : </text:span><text:span text:style-name="T4">300</text:span><text:span text:style-name="T3"> euros</text:span></text:p>
      <text:p text:style-name="P3"/>
      <text:p text:style-name="P11"><text:span text:style-name="T7"></text:span><text:span text:style-name="T6"> </text:span><text:span text:style-name="T2">S’inscrit à l’ensemble des cours hebdomadaires et des séminaires de l’année universitaire 2016-2017 : </text:span><text:span text:style-name="T4">5</text:span><text:span text:style-name="T5">80</text:span><text:span text:style-name="T4"> euros</text:span><text:span text:style-name="T2">.</text:span></text:p>
      <text:p text:style-name="P8"/>
      <text:p text:style-name="P2"><text:span text:style-name="T2">Ci-joint un chèque de </text:span><text:span text:style-name="T4">120 euros</text:span><text:span text:style-name="T2"> à valoir sur l’inscription choisie. A adresser à Madame ou Monsieur</text:span></text:p>
      <text:p text:style-name="P8">CATANZARITI – 13, Place Philippe Lebon – 59000 LILLE</text:p>
      <text:p text:style-name="P8"/>
      <text:p text:style-name="P8"/>
      <text:p text:style-name="P8">Signatu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Wingdings" svg:font-family="Wing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Catanzariti</meta:initial-creator>
    <meta:creation-date>2010-09-28T18:47:29</meta:creation-date>
    <dc:date>2016-07-31T15:47:45.168000000</dc:date>
    <meta:editing-duration>PT18M41S</meta:editing-duration>
    <meta:editing-cycles>7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9" meta:word-count="146" meta:character-count="855" meta:non-whitespace-character-count="723"/>
  </office:meta>
</office:document-meta>
</file>